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ce style:name="Times" svg:font-family="Times"/>
    <style:font-face style:name="Times New Roman" svg:font-family="'Times New Roman'"/>
    <style:font-face style:name="Times1" svg:font-family="Times" style:font-family-generic="roman" style:font-pitch="variable"/>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fo:font-size="14pt" fo:language="en" fo:country="US" fo:background-color="transparent"/>
    </style:style>
    <style:style style:name="P2" style:family="paragraph" style:parent-style-name="Standard">
      <style:paragraph-properties fo:margin-top="0cm" fo:margin-bottom="0.212cm" fo:text-align="start" style:justify-single-word="false"/>
      <style:text-properties fo:color="#000000" style:font-name="Times" fo:font-size="14pt" fo:language="en" fo:country="US" fo:background-color="transparent"/>
    </style:style>
    <style:style style:name="P3" style:family="paragraph" style:parent-style-name="Standard">
      <style:paragraph-properties fo:margin-top="0cm" fo:margin-bottom="0.212cm" fo:text-align="start" style:justify-single-word="false"/>
      <style:text-properties style:font-name="Times New Roman" fo:font-size="17pt" fo:language="en" fo:country="US" fo:background-color="transparent"/>
    </style:style>
    <style:style style:name="P4" style:family="paragraph" style:parent-style-name="Standard">
      <style:paragraph-properties fo:margin-left="0.635cm" fo:margin-right="0cm" fo:text-align="start" style:justify-single-word="false" fo:text-indent="0cm" style:auto-text-indent="false"/>
      <style:text-properties fo:color="#000000" style:font-name="Times" fo:font-size="14pt" fo:language="en" fo:country="US" fo:background-color="transparent"/>
    </style:style>
    <style:style style:name="P5" style:family="paragraph" style:parent-style-name="Standard">
      <style:paragraph-properties fo:margin-left="0.635cm" fo:margin-right="0cm" fo:text-align="start" style:justify-single-word="false" fo:text-indent="1.27cm" style:auto-text-indent="false"/>
      <style:text-properties fo:color="#000000" style:font-name="Times" fo:font-size="14pt" fo:language="en" fo:country="US" fo:background-color="transparent"/>
    </style:style>
    <style:style style:name="P6" style:family="paragraph" style:parent-style-name="Standard">
      <style:paragraph-properties fo:margin-left="0cm" fo:margin-right="0cm" fo:text-align="start" style:justify-single-word="false" fo:text-indent="1.27cm" style:auto-text-indent="false"/>
      <style:text-properties fo:color="#000000" style:font-name="Times" fo:font-size="14pt" fo:language="en" fo:country="US" fo:background-color="transparent"/>
    </style:style>
    <style:style style:name="P7" style:family="paragraph" style:parent-style-name="Standard">
      <style:paragraph-properties fo:margin-left="1.27cm" fo:margin-right="0cm" fo:text-align="start" style:justify-single-word="false" fo:text-indent="1.27cm" style:auto-text-indent="false"/>
      <style:text-properties fo:color="#000000" style:font-name="Times" fo:font-size="14pt" fo:language="en" fo:country="US" fo:background-color="transparent"/>
    </style:style>
    <style:style style:name="P8" style:family="paragraph" style:parent-style-name="Standard">
      <style:paragraph-properties fo:margin-left="1.27cm" fo:margin-right="0cm" fo:text-align="start" style:justify-single-word="false" fo:text-indent="0cm" style:auto-text-indent="false"/>
      <style:text-properties fo:color="#000000" style:font-name="Times" fo:font-size="14pt" fo:language="en" fo:country="US" fo:background-color="transparent"/>
    </style:style>
    <style:style style:name="P9" style:family="paragraph" style:parent-style-name="Standard">
      <style:paragraph-properties fo:margin-left="0cm" fo:margin-right="0cm" fo:text-align="start" style:justify-single-word="false" fo:text-indent="0cm" style:auto-text-indent="false">
        <style:tab-stops>
          <style:tab-stop style:position="0.388cm"/>
          <style:tab-stop style:position="1.27cm"/>
        </style:tab-stops>
      </style:paragraph-properties>
      <style:text-properties fo:color="#000000" style:font-name="Times" fo:font-size="14pt" fo:language="en" fo:country="US" fo:background-color="transparent"/>
    </style:style>
    <style:style style:name="P10" style:family="paragraph" style:parent-style-name="Standard">
      <style:paragraph-properties fo:margin-left="0cm" fo:margin-right="0cm" fo:text-align="start" style:justify-single-word="false" fo:text-indent="0cm" style:auto-text-indent="false"/>
      <style:text-properties style:font-name="Times" fo:font-size="14pt" fo:language="en" fo:country="US" fo:background-color="transparent"/>
    </style:style>
    <style:style style:name="P11" style:family="paragraph" style:parent-style-name="Standard">
      <style:paragraph-properties fo:text-align="start" style:justify-single-word="false"/>
      <style:text-properties fo:color="#000000" style:font-name="Times" fo:font-size="14pt" fo:language="en" fo:country="US" fo:background-color="transparent"/>
    </style:style>
    <style:style style:name="P12" style:family="paragraph" style:parent-style-name="Standard">
      <style:paragraph-properties fo:margin-top="0cm" fo:margin-bottom="0.212cm" fo:text-align="start" style:justify-single-word="false"/>
      <style:text-properties fo:color="#000000" style:font-name="Times" fo:font-size="14pt" fo:language="en" fo:country="US" fo:background-color="transparent"/>
    </style:style>
    <style:style style:name="P13" style:family="paragraph" style:parent-style-name="Standard">
      <style:paragraph-properties fo:margin-top="0cm" fo:margin-bottom="0.212cm" fo:text-align="start" style:justify-single-word="false">
        <style:tab-stops>
          <style:tab-stop style:position="8.294cm"/>
        </style:tab-stops>
      </style:paragraph-properties>
      <style:text-properties fo:color="#000000" style:font-name="Times1" fo:font-size="14pt" fo:language="en" fo:country="US" fo:background-color="transparent" style:font-size-asian="14pt" style:font-size-complex="14pt"/>
    </style:style>
    <style:style style:name="P14" style:family="paragraph" style:parent-style-name="Text_20_body">
      <style:paragraph-properties fo:margin-top="0cm" fo:margin-bottom="0.212cm" fo:text-align="start" style:justify-single-word="false">
        <style:tab-stops>
          <style:tab-stop style:position="8.294cm"/>
        </style:tab-stops>
      </style:paragraph-properties>
      <style:text-properties fo:color="#000000" style:font-name="Times1" fo:font-size="14pt" fo:language="en" fo:country="US" fo:background-color="transparent" style:font-size-asian="14pt" style:font-size-complex="14pt"/>
    </style:style>
    <style:style style:name="T1" style:family="text">
      <style:text-properties style:font-name="Lucida Grande"/>
    </style:style>
    <style:style style:name="T2" style:family="text">
      <style:text-properties style:font-name="Lucida Grande" fo:font-size="17pt"/>
    </style:style>
    <style:style style:name="T3" style:family="text">
      <style:text-properties fo:color="#000000"/>
    </style:style>
    <style:style style:name="T4" style:family="text">
      <style:text-properties fo:color="#000000" style:font-name="Lucida Grande"/>
    </style:style>
    <style:style style:name="T5" style:family="text">
      <style:text-properties fo:color="#000000" style:font-name="Lucida Grande" fo:font-size="17pt"/>
    </style:style>
    <style:style style:name="T6" style:family="text">
      <style:text-properties fo:color="#000000" style:font-name="Times New Roman" fo:font-size="17pt"/>
    </style:style>
    <style:style style:name="T7" style:family="text">
      <style:text-properties fo:font-weight="bold"/>
    </style:style>
    <style:style style:name="T8" style:family="text">
      <style:text-properties style:font-name="Times New Roman" fo:font-size="17pt"/>
    </style:style>
    <style:style style:name="T9"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able of Contents<text:span text:style-name="T1"><text:line-break/><text:line-break/></text:span>Version: <text:span text:style-name="T1"><text:line-break/></text:span>Date 14 - 03 - 2012<text:span text:style-name="T1"><text:line-break/></text:span>Authors: Tomas Selldén, Anton Palmqvist, Marcus Thyrén, Henrik Andersson<text:span text:style-name="T1"><text:line-break/><text:line-break/></text:span>This version overrides all previous versions.</text:p>
      <text:p text:style-name="P2"><text:span text:style-name="T5"><text:line-break/></text:span><text:span text:style-name="T7">1. Introduction</text:span></text:p>
      <text:p text:style-name="P4">This section gives a brief overview of the project.<text:span text:style-name="T1"><text:line-break/><text:line-break/></text:span>1.1 Purpose of application</text:p>
      <text:p text:style-name="P4">This project is a 2D-game that reminds a bit of BomberMan. It is a multiplayer game there the goal is to be the last player alive. You kill each other with bombs that you can put out at the board, but be careful! your own bombs could kill you as well. There is also a “monster” walking around, that you have to avoid or kill. It should be a fun time playing the game, competing with a friend. <text:s/></text:p>
      <text:p text:style-name="P5"><text:span text:style-name="T1"><text:line-break/></text:span>1.2 General characteristics of application <text:span text:style-name="T1"><text:line-break/></text:span>The application will be a desktop, standalone (non-networked), multiplayer game, with a graphical user interface for Windows, Mac, Linux platforms.<text:line-break/></text:p>
      <text:p text:style-name="P4"><text:s/>In the game you control the player using the keyboard, we are using different sets of keys for the two players. There are no time constraints in the game. <text:span text:style-name="T3">The application will end when someone is killed, either by the monster or hit by the bombfire. The GUI will look somewhat like a flashgame. You will be able to choose among ten characters to play as and six different gameboards.</text:span></text:p>
      <text:p text:style-name="P5"/>
      <text:p text:style-name="P4"><text:span text:style-name="T1"><text:line-break/></text:span>1.3 Scope of application <text:span text:style-name="T1"><text:line-break/></text:span><text:span text:style-name="T9">The game will keep track of player wins which you can see after each single game</text:span>. It is also possible to reset the score. You cannot pause the game. The game is intended for two players and is more fun that way, if you want to play alone that is possible though. The application does not save interrupted games or collect any statistics after you shut it down.</text:p>
      <text:p text:style-name="P3"/>
      <text:p text:style-name="P4">1.4 Objectives and success criteria of the project <text:span text:style-name="T1"><text:line-break/></text:span>1: It should be possible to play a full multiplayer game on any of the platforms using a graphical user interface. <text:s/>You have to download the framework Slick2D to play though. <text:s text:c="2"/></text:p>
      <text:p text:style-name="P4"/>
      <text:p text:style-name="P4">2: The game should be possible to play with ten different sprites and six different boards.</text:p>
      <text:p text:style-name="P2">1.5 Definitions, acronyms and abbreviations <text:span text:style-name="T5"><text:line-break/><text:line-break/></text:span><text:span text:style-name="T8">• </text:span>GUI, graphical user interface.<text:span text:style-name="T5"><text:line-break/></text:span><text:span text:style-name="T8">• </text:span>Java, platform independent programming language.<text:span text:style-name="T5"><text:line-break/></text:span><text:soft-page-break/><text:span text:style-name="T8">• </text:span>JRE, the Java Run time Environment. Additional software needed to run an Java application.<text:span text:style-name="T5"><text:line-break/></text:span><text:span text:style-name="T8">• </text:span>Host, a computer where the game will run.</text:p>
      <text:p text:style-name="P13">• Round, one complete game ending in a winner or possible canceled </text:p>
      <text:p text:style-name="P14">• Resources (for players), one bomb and one firepower, the player can pick up extra bombs and extra firepower during the game.</text:p>
      <text:p text:style-name="P2"><text:span text:style-name="T7"/></text:p>
      <text:p text:style-name="P2"><text:span text:style-name="T7">2 Requirements</text:span><text:span text:style-name="T1"><text:line-break/><text:line-break/></text:span>In this section we specify all requirements<text:span text:style-name="T1"><text:line-break/><text:line-break/></text:span>2.1 Functional requirements</text:p>
      <text:p text:style-name="P6">1.Start a new game with two players and one AI.</text:p>
      <text:p text:style-name="P6"><text:tab/>a) Select the players, and which board you want to play</text:p>
      <text:p text:style-name="P2"><text:span text:style-name="T6"><text:tab/></text:span>2.Play a game</text:p>
      <text:p text:style-name="P7">a)Move the character around.</text:p>
      <text:p text:style-name="P7">b)Place bombs to kill the enemy or the opponent.</text:p>
      <text:p text:style-name="P7">c)Pick-up power-ups.</text:p>
      <text:p text:style-name="P6"><text:line-break/><text:tab/>3.When finished, put their nickname in the highscore.<text:line-break/></text:p>
      <text:p text:style-name="P10"><text:span text:style-name="T3"><text:tab/>4.Exit the application, that will end the current game session.</text:span><text:span text:style-name="T4"><text:line-break/><text:line-break/></text:span><text:span text:style-name="T3">2.2 Non-functional requirements </text:span><text:span text:style-name="T4"><text:line-break/><text:line-break/></text:span><text:span text:style-name="T3">2.2.1 Usability </text:span></text:p>
      <text:p text:style-name="P1"><text:tab/>Usability is high priority. Normal users should be able to play the game <text:tab/>within a very short period. <text:s/>As it’s a fairly known title for most people they <text:tab/>would already know how to play it, but as for our own tweaks we’ll see how <text:tab/>well we’ve done them.<text:line-break/><text:span text:style-name="T1"><text:line-break/></text:span>2.2.3 Performance</text:p>
      <text:p text:style-name="P1"><text:tab/>Any actions initiated by a player should not exceed a two sec response time <text:tab/>in the main menu. It does take while to load at first because it takes a while <text:tab/>to initialize all music.</text:p>
      <text:p text:style-name="P8">In-game the response time should, at all times, be immediate so the playing-experience do not suffer. </text:p>
      <text:p text:style-name="P1">2.2.4 Supportability<text:line-break/><text:tab/>There are tests verifying that all our use case works good.<text:span text:style-name="T1"><text:line-break/><text:tab/><text:line-break/></text:span>2.2.5 Implementation</text:p>
      <text:p text:style-name="P1"><text:tab/>To achieve platform independence the application will use the Java <text:tab/>environment. All hosts must have the JRE installed and configured. The <text:tab/>application needs to be installed on all hosts where it will run (possibly <text:tab/>downloaded). Another requirement is the Slick2D-framework which is used <text:tab/>to run the program as well.</text:p>
      <text:p text:style-name="P1"><text:soft-page-break/>2.2.6 Packaging and installation<text:line-break/><text:tab/>The application will be delivered as an zip-archive containing:<text:line-break/><text:tab/>1. A file for the application code <text:s/>(a standard Java jar-file).<text:line-break/><text:tab/>2. All needed resources (except from the framework Slick2D, that you have <text:tab/>to install by yourself. How to install Slick 2D will be found in a README <text:tab/>file)<text:line-break/><text:tab/>3: A README-file documenting installation for the Slick2D-framework and <text:tab/>start of the application.<text:span text:style-name="T1"><text:line-break/><text:tab/><text:line-break/></text:span>2.2.7 Legal</text:p>
      <text:p text:style-name="P1"><text:tab/>There could be legal issues regarding rights to the Bomberman-game and trade mark. <text:span text:style-name="T1"><text:line-break/><text:line-break/></text:span>2.3 Application models<text:span text:style-name="T1"><text:line-break/><text:line-break/></text:span>2.3.1 Use case model <text:span text:style-name="T1"><text:line-break/><text:line-break/></text:span>UML and a list of UC names (text for all in appendix)<text:span text:style-name="T1"><text:line-break/><text:line-break/></text:span>2.3.2 Use cases priority<text:span text:style-name="T1"><text:line-break/><text:line-break/></text:span>1. Move (navigate the player).</text:p>
      <text:p text:style-name="P2">2. Place bomb<text:line-break/>3. Explode bomb<text:span text:style-name="T2"><text:line-break/></text:span>4. GameOver<text:span text:style-name="T2"><text:line-break/></text:span>5. Pick up powerItems<text:span text:style-name="T1"><text:line-break/><text:line-break/></text:span>2.3.3 Domain model<text:span text:style-name="T2"><text:line-break/></text:span>See DomainModel Appendix<text:span text:style-name="T1"><text:line-break/><text:line-break/></text:span>UML, possible some text.<text:span text:style-name="T1"><text:line-break/><text:line-break/></text:span>2.3.4 User interface <text:span text:style-name="T1"><text:line-break/></text:span>Application will use a fixed (non skinable) <text:s/>GUI following standard conventions. Runs in a only one size (660 * 660) <text:s/>windows. Though it is easy to change the size if you want.</text:p>
      <text:p text:style-name="P2"><text:span text:style-name="T1"><text:line-break/></text:span>Text to motivate a picture.<text:span text:style-name="T1"><text:line-break/><text:line-break/></text:span>2.4 References<text:line-break/><text:tab/>http://en.wikipedia.org/wiki/Bomberman<text:span text:style-name="T1"><text:line-break/><text:line-break/></text:span> APPENDIX <text:span text:style-name="T1"><text:line-break/><text:line-break/></text:span> GUI<text:span text:style-name="T1"><text:line-break/><text:line-break/></text:span> Domain model<text:span text:style-name="T1"><text:line-break/><text:line-break/></text:span><text:soft-page-break/> Use case texts<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ce style:name="Times" svg:font-family="Times"/>
    <style:font-face style:name="Times New Roman" svg:font-family="'Times New Roman'"/>
    <style:font-face style:name="Times1" svg:font-family="Times" style:font-family-generic="roman" style:font-pitch="variable"/>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initial-creator>Marcus Tyren</meta:initial-creator>
    <dc:date>2012-05-21T20:32:24</dc:date>
    <meta:editing-duration>PT1H44M7S</meta:editing-duration>
    <meta:editing-cycles>44</meta:editing-cycles>
    <meta:document-statistic meta:table-count="0" meta:image-count="0" meta:object-count="0" meta:page-count="4" meta:paragraph-count="30" meta:word-count="833" meta:character-count="4995"/>
  </office:meta>
</office:document-meta>
</file>